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1.3417in"/>
    </style:style>
    <style:style style:name="co7" style:family="table-column">
      <style:table-column-properties fo:break-before="auto" style:column-width="1.4126in"/>
    </style:style>
    <style:style style:name="co8" style:family="table-column">
      <style:table-column-properties fo:break-before="auto" style:column-width="0.4972in"/>
    </style:style>
    <style:style style:name="co10" style:family="table-column">
      <style:table-column-properties fo:break-before="auto" style:column-width="3.2161in"/>
    </style:style>
    <style:style style:name="ro7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none" fo:padding-bottom="0.0193in" fo:padding-left="0.0138in" fo:padding-right="0.0138in" fo:padding-top="0.0193in"/>
      <style:text-properties fo:font-weight="bold"/>
    </style:style>
    <style:style style:name="ce2" style:family="table-cell" style:parent-style-name="Default">
      <style:table-cell-properties fo:wrap-option="wrap" fo:border="0.26pt solid #000000" fo:padding-bottom="0.0193in" fo:padding-left="0.0138in" fo:padding-right="0.0138in" fo:padding-top="0.0193in"/>
      <style:text-properties fo:font-weight="bold"/>
    </style:style>
    <style:style style:name="ce3" style:family="table-cell" style:parent-style-name="Default">
      <style:table-cell-properties fo:wrap-option="wrap" fo:border="0.26pt solid #000000" fo:padding-bottom="0.0193in" fo:padding-left="0.0138in" fo:padding-right="0.0138in" fo:padding-top="0.0193in"/>
    </style:style>
    <style:style style:name="ce4" style:family="table-cell" style:parent-style-name="Default">
      <style:table-cell-properties fo:wrap-option="wrap" fo:border="0.2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fo:padding-bottom="0.0193in" fo:padding-left="0.0138in" fo:padding-right="0.0138in" fo:padding-top="0.0193in"/>
      <style:paragraph-properties fo:text-align="start"/>
      <style:text-properties fo:font-weight="bold"/>
    </style:style>
    <style:style style:name="ce7" style:family="table-cell" style:parent-style-name="Default">
      <style:table-cell-properties style:text-align-source="fix" style:repeat-content="false" fo:wrap-option="wrap" fo:border="0.26pt solid #000000" fo:padding-bottom="0.0193in" fo:padding-left="0.0138in" fo:padding-right="0.0138in" fo:padding-top="0.0193in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9" table:number-columns-repeated="1016" table:default-cell-style-name="ce3"/>
        <table:table-row table:style-name="ro2">
          <table:table-cell table:style-name="ce1" table:number-columns-repeated="2"/>
          <table:table-cell table:style-name="ce5" office:value-type="string">
            <text:p>Robot Arm: Component List</text:p>
          </table:table-cell>
          <table:table-cell table:style-name="ce1" table:number-columns-repeated="5"/>
          <table:table-cell table:style-name="ce2" table:number-columns-repeated="1016"/>
        </table:table-row>
        <table:table-row table:style-name="ro2">
          <table:table-cell table:style-name="ce1" table:number-columns-repeated="2"/>
          <table:table-cell table:style-name="ce6" office:value-type="string">
            <text:p>Team: Millennium – Gold</text:p>
          </table:table-cell>
          <table:table-cell table:style-name="ce1" table:number-columns-repeated="5"/>
          <table:table-cell table:style-name="ce2" table:number-columns-repeated="1016"/>
        </table:table-row>
        <table:table-row table:style-name="ro2">
          <table:table-cell table:style-name="ce1" table:number-columns-repeated="8"/>
          <table:table-cell table:style-name="ce2" table:number-columns-repeated="1016"/>
        </table:table-row>
        <table:table-row table:style-name="ro3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Vendor/Source</text:p>
          </table:table-cell>
          <table:table-cell table:style-name="ce2" office:value-type="string">
            <text:p>Energy Source</text:p>
          </table:table-cell>
          <table:table-cell table:style-name="ce2" office:value-type="string">
            <text:p>Property 1</text:p>
          </table:table-cell>
          <table:table-cell table:style-name="ce2" office:value-type="string">
            <text:p>Property 2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2"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elt Base</text:p>
          </table:table-cell>
          <table:table-cell office:value-type="string">
            <text:p>OSH</text:p>
          </table:table-cell>
          <table:table-cell office:value-type="string">
            <text:p>n/a</text:p>
          </table:table-cell>
          <table:table-cell office:value-type="string">
            <text:p>Width: 25.4mm</text:p>
          </table:table-cell>
          <table:table-cell office:value-type="string">
            <text:p>Length: 290 mm</text:p>
          </table:table-cell>
          <table:table-cell office:value-type="float" office:value="2">
            <text:p>2</text:p>
          </table:table-cell>
          <table:table-cell office:value-type="string">
            <text:p>stabilize base 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elt Base</text:p>
          </table:table-cell>
          <table:table-cell office:value-type="string">
            <text:p>OSH</text:p>
          </table:table-cell>
          <table:table-cell office:value-type="string">
            <text:p>n/a</text:p>
          </table:table-cell>
          <table:table-cell office:value-type="string">
            <text:p>Width: 25.4 mm</text:p>
          </table:table-cell>
          <table:table-cell office:value-type="string">
            <text:p>Length: 240 mm</text:p>
          </table:table-cell>
          <table:table-cell office:value-type="float" office:value="2">
            <text:p>2</text:p>
          </table:table-cell>
          <table:table-cell office:value-type="string">
            <text:p>stabilize base 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Base Plate</text:p>
          </table:table-cell>
          <table:table-cell office:value-type="string">
            <text:p>Scrap</text:p>
          </table:table-cell>
          <table:table-cell office:value-type="string">
            <text:p>n/a</text:p>
          </table:table-cell>
          <table:table-cell office:value-type="string">
            <text:p>Width: 300 mm</text:p>
          </table:table-cell>
          <table:table-cell office:value-type="string">
            <text:p>Length: 300 mm</text:p>
          </table:table-cell>
          <table:table-cell office:value-type="float" office:value="1">
            <text:p>1</text:p>
          </table:table-cell>
          <table:table-cell office:value-type="string">
            <text:p>particle board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ilk Cap</text:p>
          </table:table-cell>
          <table:table-cell office:value-type="string">
            <text:p>Raily's</text:p>
          </table:table-cell>
          <table:table-cell office:value-type="string">
            <text:p>n/a</text:p>
          </table:table-cell>
          <table:table-cell office:value-type="string">
            <text:p>red</text:p>
          </table:table-cell>
          <table:table-cell office:value-type="string">
            <text:p>Diameter: 39 mm</text:p>
          </table:table-cell>
          <table:table-cell office:value-type="float" office:value="1">
            <text:p>1</text:p>
          </table:table-cell>
          <table:table-cell office:value-type="string">
            <text:p>temp hold for TT ball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attery</text:p>
          </table:table-cell>
          <table:table-cell office:value-type="string">
            <text:p>Hobby King</text:p>
          </table:table-cell>
          <table:table-cell office:value-type="string">
            <text:p>Self</text:p>
          </table:table-cell>
          <table:table-cell office:value-type="string">
            <text:p>Voltage: 7.4 V</text:p>
          </table:table-cell>
          <table:table-cell office:value-type="string">
            <text:p>Rated Charge: 5000 mAh</text:p>
          </table:table-cell>
          <table:table-cell office:value-type="float" office:value="1">
            <text:p>1</text:p>
          </table:table-cell>
          <table:table-cell office:value-type="string">
            <text:p>LiPoly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Universal Battery Elimination Circuit (UBEC)</text:p>
          </table:table-cell>
          <table:table-cell office:value-type="string">
            <text:p>Hobby King</text:p>
          </table:table-cell>
          <table:table-cell office:value-type="string">
            <text:p>#5</text:p>
          </table:table-cell>
          <table:table-cell office:value-type="string">
            <text:p>V<text:span text:style-name="T1">out</text:span><text:span text:style-name="T2"> <text:s/>: 6 V</text:span></text:p>
          </table:table-cell>
          <table:table-cell office:value-type="string">
            <text:p>I<text:span text:style-name="T1">max</text:span><text:span text:style-name="T2"> : 8A</text:span></text:p>
          </table:table-cell>
          <table:table-cell office:value-type="float" office:value="1">
            <text:p>1</text:p>
          </table:table-cell>
          <table:table-cell office:value-type="string">
            <text:p>condition input voltage for servos &amp; controllers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aestro Servo Controller</text:p>
          </table:table-cell>
          <table:table-cell office:value-type="string">
            <text:p>pololu.com</text:p>
          </table:table-cell>
          <table:table-cell office:value-type="string">
            <text:p>#8</text:p>
          </table:table-cell>
          <table:table-cell office:value-type="string">
            <text:p>12 Channel</text:p>
          </table:table-cell>
          <table:table-cell office:value-type="string">
            <text:p>Weight: 4.2 g</text:p>
          </table:table-cell>
          <table:table-cell office:value-type="float" office:value="1">
            <text:p>1</text:p>
          </table:table-cell>
          <table:table-cell office:value-type="string">
            <text:p>Pulse Width Modulation (PWM) control servos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Arduino Mega ADK</text:p>
          </table:table-cell>
          <table:table-cell office:value-type="string">
            <text:p>adafruit.com</text:p>
          </table:table-cell>
          <table:table-cell office:value-type="string">
            <text:p>#6</text:p>
          </table:table-cell>
          <table:table-cell table:style-name="ce4" office:value-type="string">
            <text:p>Width:53.63 mm</text:p>
          </table:table-cell>
          <table:table-cell office:value-type="string">
            <text:p>Length:101.98 mm</text:p>
          </table:table-cell>
          <table:table-cell office:value-type="float" office:value="1">
            <text:p>1</text:p>
          </table:table-cell>
          <table:table-cell office:value-type="string">
            <text:p>MicroController which runs the program for the arm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able</text:p>
          </table:table-cell>
          <table:table-cell office:value-type="string">
            <text:p>pololu.com</text:p>
          </table:table-cell>
          <table:table-cell office:value-type="string">
            <text:p>n/a</text:p>
          </table:table-cell>
          <table:table-cell office:value-type="string">
            <text:p>Length: ca. 330 mm</text:p>
          </table:table-cell>
          <table:table-cell office:value-type="string">
            <text:p>different colors</text:p>
          </table:table-cell>
          <table:table-cell office:value-type="float" office:value="7">
            <text:p>7</text:p>
          </table:table-cell>
          <table:table-cell office:value-type="string">
            <text:p>connections between #6, #7, #8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Base Rotate Kit</text:p>
          </table:table-cell>
          <table:table-cell office:value-type="string">
            <text:p>lynxmotion.com</text:p>
          </table:table-cell>
          <table:table-cell office:value-type="string">
            <text:p>n/a</text:p>
          </table:table-cell>
          <table:table-cell office:value-type="string">
            <text:p>Top Diameter: 93.7 mm</text:p>
          </table:table-cell>
          <table:table-cell office:value-type="string">
            <text:p>Height: 47.7 mm</text:p>
          </table:table-cell>
          <table:table-cell office:value-type="float" office:value="1">
            <text:p>1</text:p>
          </table:table-cell>
          <table:table-cell office:value-type="string">
            <text:p>Modified to fit #11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ervo GWS S125 1/2T 2BB</text:p>
          </table:table-cell>
          <table:table-cell office:value-type="string">
            <text:p>pololu.com</text:p>
          </table:table-cell>
          <table:table-cell office:value-type="string">
            <text:p>#6</text:p>
          </table:table-cell>
          <table:table-cell table:style-name="ce7" office:value-type="string">
            <text:p>Stall torque @ 6V: 7.6 kg.cm</text:p>
          </table:table-cell>
          <table:table-cell table:style-name="ce4" office:value-type="string">
            <text:p>Weight: <text:s/>50 g</text:p>
          </table:table-cell>
          <table:table-cell office:value-type="float" office:value="1">
            <text:p>1</text:p>
          </table:table-cell>
          <table:table-cell office:value-type="string">
            <text:p>Servo 0, rcan rotate almost 360</text:p>
          </table:table-cell>
          <table:table-cell table:number-columns-repeated="1016"/>
        </table:table-row>
        <table:table-row table:style-name="ro3">
          <table:table-cell office:value-type="float" office:value="12">
            <text:p>12</text:p>
          </table:table-cell>
          <table:table-cell table:style-name="ce4" office:value-type="string">
            <text:p>Aluminum Dual Servo Bracket</text:p>
          </table:table-cell>
          <table:table-cell office:value-type="string">
            <text:p>lynxmotion.com</text:p>
          </table:table-cell>
          <table:table-cell office:value-type="string">
            <text:p>n/a</text:p>
          </table:table-cell>
          <table:table-cell office:value-type="string">
            <text:p>Material: Aluminum</text:p>
          </table:table-cell>
          <table:table-cell office:value-type="string">
            <text:p>Weight: 45.6 g </text:p>
          </table:table-cell>
          <table:table-cell office:value-type="float" office:value="1">
            <text:p>1</text:p>
          </table:table-cell>
          <table:table-cell office:value-type="string">
            <text:p>Servo 1a,1b</text:p>
          </table:table-cell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ervo Power HD 1501MG</text:p>
          </table:table-cell>
          <table:table-cell office:value-type="string">
            <text:p>valuehobby.com</text:p>
          </table:table-cell>
          <table:table-cell office:value-type="string">
            <text:p>#6</text:p>
          </table:table-cell>
          <table:table-cell office:value-type="string">
            <text:p>Stall torque @ 6V: 17.0 kg.cm</text:p>
          </table:table-cell>
          <table:table-cell office:value-type="string">
            <text:p>Weight: 60 g</text:p>
          </table:table-cell>
          <table:table-cell office:value-type="float" office:value="3">
            <text:p>3</text:p>
          </table:table-cell>
          <table:table-cell office:value-type="string">
            <text:p>Servo 1a, 1b, 2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Long "C" Servo Bracket with Ball Bearings</text:p>
          </table:table-cell>
          <table:table-cell office:value-type="string">
            <text:p>lynxmotion.com</text:p>
          </table:table-cell>
          <table:table-cell office:value-type="string">
            <text:p>n/a</text:p>
          </table:table-cell>
          <table:table-cell office:value-type="string">
            <text:p>Material: Aluminum</text:p>
          </table:table-cell>
          <table:table-cell office:value-type="string">
            <text:p>Weight: <text:s/>32 g</text:p>
          </table:table-cell>
          <table:table-cell office:value-type="float" office:value="2">
            <text:p>2</text:p>
          </table:table-cell>
          <table:table-cell office:value-type="string">
            <text:p>Extra holes to fasten aluminum bars</text:p>
          </table:table-cell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ounter Weight Holder</text:p>
          </table:table-cell>
          <table:table-cell office:value-type="string">
            <text:p>OSH/home bend</text:p>
          </table:table-cell>
          <table:table-cell office:value-type="string">
            <text:p>n/a</text:p>
          </table:table-cell>
          <table:table-cell office:value-type="string">
            <text:p>Material: Aluminum</text:p>
          </table:table-cell>
          <table:table-cell office:value-type="string">
            <text:p>Width: 25.4 mm</text:p>
          </table:table-cell>
          <table:table-cell office:value-type="float" office:value="1">
            <text:p>1</text:p>
          </table:table-cell>
          <table:table-cell office:value-type="string">
            <text:p>Holds the diving weight</text:p>
          </table:table-cell>
          <table:table-cell table:number-columns-repeated="101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Diving Weight</text:p>
          </table:table-cell>
          <table:table-cell office:value-type="string">
            <text:p>Sports Authority </text:p>
          </table:table-cell>
          <table:table-cell office:value-type="string">
            <text:p>n/a</text:p>
          </table:table-cell>
          <table:table-cell office:value-type="string">
            <text:p>Weight: 1368 g</text:p>
          </table:table-cell>
          <table:table-cell office:value-type="string">
            <text:p>Length: 90 mm</text:p>
          </table:table-cell>
          <table:table-cell office:value-type="float" office:value="1">
            <text:p>1</text:p>
          </table:table-cell>
          <table:table-cell office:value-type="string">
            <text:p>Counter Weight</text:p>
          </table:table-cell>
          <table:table-cell table:number-columns-repeated="1016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Load Balancing Spring</text:p>
          </table:table-cell>
          <table:table-cell office:value-type="string">
            <text:p>lynxmotion.com</text:p>
          </table:table-cell>
          <table:table-cell office:value-type="string">
            <text:p>n/a</text:p>
          </table:table-cell>
          <table:table-cell office:value-type="string">
            <text:p>Length: 50.8 mm</text:p>
          </table:table-cell>
          <table:table-cell office:value-type="string">
            <text:p>Load Rating: 1646 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Cable Harness</text:p>
          </table:table-cell>
          <table:table-cell office:value-type="string">
            <text:p>pololu.com/home</text:p>
          </table:table-cell>
          <table:table-cell office:value-type="string">
            <text:p>n/a</text:p>
          </table:table-cell>
          <table:table-cell office:value-type="string">
            <text:p>2 power leads</text:p>
          </table:table-cell>
          <table:table-cell office:value-type="string">
            <text:p>5 control leads</text:p>
          </table:table-cell>
          <table:table-cell office:value-type="float" office:value="1">
            <text:p>1</text:p>
          </table:table-cell>
          <table:table-cell office:value-type="string">
            <text:p>Extension/connections for servos 1-5</text:p>
          </table:table-cell>
          <table:table-cell table:number-columns-repeated="1016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Upper Arm Profile 1</text:p>
          </table:table-cell>
          <table:table-cell office:value-type="string">
            <text:p>OSH/home bend</text:p>
          </table:table-cell>
          <table:table-cell office:value-type="string">
            <text:p>n/a</text:p>
          </table:table-cell>
          <table:table-cell office:value-type="string">
            <text:p>Material: Aluminum</text:p>
          </table:table-cell>
          <table:table-cell office:value-type="string">
            <text:p>Width: 25.4 m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Upper Arm Profile 2</text:p>
          </table:table-cell>
          <table:table-cell office:value-type="string">
            <text:p>OSH/home bend</text:p>
          </table:table-cell>
          <table:table-cell office:value-type="string">
            <text:p>n/a</text:p>
          </table:table-cell>
          <table:table-cell office:value-type="string">
            <text:p>Material: Aluminum</text:p>
          </table:table-cell>
          <table:table-cell office:value-type="string">
            <text:p>Width: 25.4 m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office:value-type="float" office:value="21">
            <text:p>21</text:p>
          </table:table-cell>
          <table:table-cell table:style-name="ce4" office:value-type="string">
            <text:p>Multi-Purpose Servo Bracket </text:p>
          </table:table-cell>
          <table:table-cell office:value-type="string">
            <text:p>lynxmotion.com</text:p>
          </table:table-cell>
          <table:table-cell office:value-type="string">
            <text:p>n/a</text:p>
          </table:table-cell>
          <table:table-cell office:value-type="string">
            <text:p>Material: Aluminum</text:p>
          </table:table-cell>
          <table:table-cell office:value-type="string">
            <text:p>Weight: 45.6 g </text:p>
          </table:table-cell>
          <table:table-cell office:value-type="float" office:value="2">
            <text:p>2</text:p>
          </table:table-cell>
          <table:table-cell office:value-type="string">
            <text:p>Servo 2, 3</text:p>
          </table:table-cell>
          <table:table-cell table:number-columns-repeated="1016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Lower Arm Profile 1</text:p>
          </table:table-cell>
          <table:table-cell office:value-type="string">
            <text:p>OSH/home bend</text:p>
          </table:table-cell>
          <table:table-cell office:value-type="string">
            <text:p>n/a</text:p>
          </table:table-cell>
          <table:table-cell office:value-type="string">
            <text:p>Material: Aluminum</text:p>
          </table:table-cell>
          <table:table-cell office:value-type="string">
            <text:p>Width: 25.4 m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Lower Arm Profile 2</text:p>
          </table:table-cell>
          <table:table-cell office:value-type="string">
            <text:p>OSH/home bend</text:p>
          </table:table-cell>
          <table:table-cell office:value-type="string">
            <text:p>n/a</text:p>
          </table:table-cell>
          <table:table-cell office:value-type="string">
            <text:p>Material: Aluminum</text:p>
          </table:table-cell>
          <table:table-cell office:value-type="string">
            <text:p>Width: 25.4 m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rvo Towerpro SG5010</text:p>
          </table:table-cell>
          <table:table-cell office:value-type="string">
            <text:p>valuehobby.com</text:p>
          </table:table-cell>
          <table:table-cell office:value-type="string">
            <text:p>#6</text:p>
          </table:table-cell>
          <table:table-cell office:value-type="string">
            <text:p>Stall torque @ 6V: 4.5 kg.cm</text:p>
          </table:table-cell>
          <table:table-cell office:value-type="string">
            <text:p>Weight: 38 g</text:p>
          </table:table-cell>
          <table:table-cell office:value-type="float" office:value="2">
            <text:p>2</text:p>
          </table:table-cell>
          <table:table-cell office:value-type="string">
            <text:p>Servo 3, 5</text:p>
          </table:table-cell>
          <table:table-cell table:number-columns-repeated="1016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Micro-Servo Rotate Bracket</text:p>
          </table:table-cell>
          <table:table-cell office:value-type="string">
            <text:p>lynxmotion.com</text:p>
          </table:table-cell>
          <table:table-cell office:value-type="string">
            <text:p>n/a</text:p>
          </table:table-cell>
          <table:table-cell office:value-type="string">
            <text:p>Material: Aluminum</text:p>
          </table:table-cell>
          <table:table-cell office:value-type="string">
            <text:p>Weight: 22.8 g 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Servo Power HD 1711MG</text:p>
          </table:table-cell>
          <table:table-cell office:value-type="string">
            <text:p>valuehobby.com</text:p>
          </table:table-cell>
          <table:table-cell office:value-type="string">
            <text:p>#6</text:p>
          </table:table-cell>
          <table:table-cell office:value-type="string">
            <text:p>Stall torque @ 6V: 3.5 kg.cm</text:p>
          </table:table-cell>
          <table:table-cell office:value-type="string">
            <text:p>Weight: 17.5 g </text:p>
          </table:table-cell>
          <table:table-cell office:value-type="float" office:value="1">
            <text:p>1</text:p>
          </table:table-cell>
          <table:table-cell office:value-type="string">
            <text:p>Servo 4</text:p>
          </table:table-cell>
          <table:table-cell table:number-columns-repeated="1016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Little Grip Kit</text:p>
          </table:table-cell>
          <table:table-cell office:value-type="string">
            <text:p>lynxmotion.com</text:p>
          </table:table-cell>
          <table:table-cell office:value-type="string">
            <text:p>n/a</text:p>
          </table:table-cell>
          <table:table-cell office:value-type="string">
            <text:p>Material: ABS</text:p>
          </table:table-cell>
          <table:table-cell office:value-type="string">
            <text:p>Weight: <text:s/>27.4 g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Ball Extensions</text:p>
          </table:table-cell>
          <table:table-cell office:value-type="string">
            <text:p>Staples/home bend</text:p>
          </table:table-cell>
          <table:table-cell office:value-type="string">
            <text:p>n/a</text:p>
          </table:table-cell>
          <table:table-cell office:value-type="string">
            <text:p>Material: Steel</text:p>
          </table:table-cell>
          <table:table-cell office:value-type="string">
            <text:p>Wire Dia: 1.25 mm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USB cable</text:p>
          </table:table-cell>
          <table:table-cell office:value-type="string">
            <text:p>Staples</text:p>
          </table:table-cell>
          <table:table-cell office:value-type="string">
            <text:p>n/a</text:p>
          </table:table-cell>
          <table:table-cell office:value-type="string">
            <text:p>Color: black</text:p>
          </table:table-cell>
          <table:table-cell office:value-type="string">
            <text:p>Lenght: ca 2000 mm</text:p>
          </table:table-cell>
          <table:table-cell office:value-type="float" office:value="1">
            <text:p>1</text:p>
          </table:table-cell>
          <table:table-cell office:value-type="string">
            <text:p>Connect Laptop to Arduino board</text:p>
          </table:table-cell>
          <table:table-cell table:number-columns-repeated="1016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Laptop</text:p>
          </table:table-cell>
          <table:table-cell office:value-type="string">
            <text:p>Lenovo</text:p>
          </table:table-cell>
          <table:table-cell office:value-type="string">
            <text:p>internal</text:p>
          </table:table-cell>
          <table:table-cell office:value-type="string">
            <text:p>OS: Linux</text:p>
          </table:table-cell>
          <table:table-cell office:value-type="string">
            <text:p>Screen: 391 mm</text:p>
          </table:table-cell>
          <table:table-cell office:value-type="float" office:value="1">
            <text:p>1</text:p>
          </table:table-cell>
          <table:table-cell office:value-type="string">
            <text:p>Control/Input box – Running Arduino IDE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8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2/28/2013</text:date>, <text:time>15:3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Walther</meta:initial-creator>
    <meta:creation-date>2013-02-27T21:43:33</meta:creation-date>
    <dc:date>2013-02-28T15:37:03</dc:date>
    <dc:creator>Marco Walther</dc:creator>
    <meta:editing-duration>PT39M38S</meta:editing-duration>
    <meta:editing-cycles>5</meta:editing-cycles>
    <meta:generator>LibreOffice/3.4$Unix LibreOffice_project/340m1$Build-402</meta:generator>
    <meta:printed-by>Marco Walther</meta:printed-by>
    <meta:print-date>2013-02-28T15:34:13</meta:print-date>
    <meta:document-statistic meta:table-count="3" meta:cell-count="242" meta:object-count="0"/>
  </office:meta>
</office:document-meta>
</file>